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6000002DECA2AB5BE937B269D.png" manifest:media-type="image/png"/>
  <manifest:file-entry manifest:full-path="Pictures/100002010000006A0000006A96FCD528AC8DD23D.png" manifest:media-type="image/png"/>
  <manifest:file-entry manifest:full-path="Pictures/100002010000006A0000006A5177A32D5ADCCED2.png" manifest:media-type="image/png"/>
  <manifest:file-entry manifest:full-path="Pictures/100002010000006A0000006A738E3376E4C81F88.png" manifest:media-type="image/png"/>
  <manifest:file-entry manifest:full-path="Pictures/100002010000006A0000006A4ACE274A1111C7FA.png" manifest:media-type="image/png"/>
  <manifest:file-entry manifest:full-path="Pictures/100002010000006B0000006B47F148BF79CE8528.png" manifest:media-type="image/png"/>
  <manifest:file-entry manifest:full-path="Pictures/100002010000006A0000006A185418F7BC6CC32E.png" manifest:media-type="image/png"/>
  <manifest:file-entry manifest:full-path="Pictures/1000000000000020000000204B249CA79A42C6D7.png" manifest:media-type="image/png"/>
  <manifest:file-entry manifest:full-path="Pictures/1000332C00000B0F00000B0FC90AF5591320D5AD.svg" manifest:media-type="image/svg+xml"/>
  <manifest:file-entry manifest:full-path="Pictures/100002010000012C0000015DF626E870A8F242D3.png" manifest:media-type="image/png"/>
  <manifest:file-entry manifest:full-path="Pictures/10000201000000EF000000F257226933534E000E.png" manifest:media-type="image/png"/>
  <manifest:file-entry manifest:full-path="Pictures/10001A9900000AF500000AF5328FADDF6F3CF3B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c7d4d9" draw:textarea-horizontal-align="justify" draw:textarea-vertical-align="middle" draw:auto-grow-height="false" fo:min-height="4.95cm" fo:min-width="24.1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556cm" fo:min-width="0cm" fo:padding-left="0cm" fo:padding-right="0cm"/>
    </style:style>
    <style:style style:name="gr3" style:family="graphic" style:parent-style-name="standard">
      <style:graphic-properties draw:stroke="none" draw:fill-color="#f5ffff" draw:textarea-horizontal-align="justify" draw:textarea-vertical-align="middle" draw:auto-grow-height="false" fo:min-height="5.35cm" fo:min-width="24.1cm"/>
    </style:style>
    <style:style style:name="gr4" style:family="graphic" style:parent-style-name="standard">
      <style:graphic-properties draw:stroke="none" draw:fill-color="#d8e9f0" draw:textarea-horizontal-align="justify" draw:textarea-vertical-align="middle" draw:auto-grow-height="false" fo:min-height="10.55cm" fo:min-width="16.1cm"/>
    </style:style>
    <style:style style:name="gr5" style:family="graphic" style:parent-style-name="standard">
      <style:graphic-properties svg:stroke-width="0.03cm" svg:stroke-color="#579d1c" draw:marker-start-width="0.245cm" draw:marker-end-width="0.245cm" draw:fill-color="#7ccd7c" draw:textarea-horizontal-align="right" draw:textarea-vertical-align="bottom" draw:auto-grow-height="false" fo:min-height="3.72cm" fo:min-width="8.47cm" fo:padding-top="0.14cm" fo:padding-bottom="0.14cm" fo:padding-left="0.265cm" fo:padding-right="0.265cm"/>
    </style:style>
    <style:style style:name="gr6" style:family="graphic" style:parent-style-name="Object_20_with_20_no_20_fill_20_and_20_no_20_line">
      <style:graphic-properties svg:stroke-width="0.03cm" draw:marker-start-width="0.245cm" draw:marker-end-width="0.24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draw:marker-start-width="0.245cm" draw:marker-end-width="0.245cm" draw:fill-color="#87cefa" draw:textarea-horizontal-align="right" draw:textarea-vertical-align="bottom" draw:auto-grow-height="false" fo:min-height="3.72cm" fo:min-width="8.47cm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0384f" draw:marker-start-width="0.245cm" draw:marker-end-width="0.245cm" draw:fill-color="#cd6889" draw:textarea-horizontal-align="right" draw:textarea-vertical-align="bottom" draw:auto-grow-height="false" fo:min-height="3.72cm" fo:min-width="8.47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5.75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cm" svg:stroke-color="#e8e88b" draw:marker-start-width="0.245cm" draw:marker-end-width="0.245cm" draw:fill-color="#ffffcc" draw:textarea-horizontal-align="right" draw:textarea-vertical-align="bottom" draw:auto-grow-height="false" fo:min-height="3.72cm" fo:min-width="8.47cm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7cm" svg:stroke-color="#666666" draw:marker-start-width="0.305cm" draw:marker-end="Arrow" draw:marker-end-width="0.405cm" draw:fill="none" draw:textarea-vertical-align="middle" fo:padding-top="0.16cm" fo:padding-bottom="0.16cm" fo:padding-left="0.285cm" fo:padding-right="0.2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svg:stroke-width="0.03cm" svg:stroke-color="#ffffff" draw:marker-start-width="0.245cm" draw:marker-end-width="0.245cm" draw:fill="solid" draw:fill-color="#ffffff" draw:opacity="75%" draw:textarea-horizontal-align="justify" draw:textarea-vertical-align="middle" draw:auto-grow-height="false" fo:min-height="3.72cm" fo:min-width="8.47cm" fo:padding-top="0.14cm" fo:padding-bottom="0.14cm" fo:padding-left="0.265cm" fo:padding-right="0.265cm" draw:shadow-opacity="75%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left="0.13cm" fo:padding-right="0.13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979cm, 0cm, 8.392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7d4d9"/>
      <style:paragraph-properties fo:text-align="center"/>
    </style:style>
    <style:style style:name="P3" style:family="paragraph">
      <loext:graphic-properties draw:fill="none" draw:fill-color="#ffffff"/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P4" style:family="paragraph">
      <loext:graphic-properties draw:fill-color="#f5ffff"/>
      <style:paragraph-properties fo:text-align="center"/>
    </style:style>
    <style:style style:name="P5" style:family="paragraph">
      <loext:graphic-properties draw:fill-color="#d8e9f0"/>
      <style:paragraph-properties fo:text-align="center"/>
    </style:style>
    <style:style style:name="P6" style:family="paragraph">
      <loext:graphic-properties draw:fill="none" draw:fill-color="#ffffff"/>
      <style:text-properties fo:color="#ce181e" style:text-outline="false" fo:font-size="14pt" fo:text-shadow="none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7ccd7c"/>
      <style:paragraph-properties fo:text-align="center"/>
      <style:text-properties fo:font-size="12pt" style:font-size-asian="12pt" style:font-size-complex="12pt"/>
    </style:style>
    <style:style style:name="P9" style:family="paragraph">
      <style:text-properties style:font-name="Liberation Mono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-color="#87cefa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3" style:family="paragraph">
      <loext:graphic-properties draw:fill-color="#cd6889"/>
      <style:paragraph-properties fo:text-align="center"/>
      <style:text-properties fo:color="#4c4c4c" fo:font-size="12pt" style:font-size-asian="12pt" style:font-size-complex="12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color="#4c4c4c" fo:font-size="16pt" style:font-size-asian="16pt" style:font-size-complex="16pt"/>
    </style:style>
    <style:style style:name="P16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color="#666666" fo:font-size="14pt"/>
    </style:style>
    <style:style style:name="P19" style:family="paragraph">
      <loext:graphic-properties draw:fill="none" draw:fill-color="#ffffff"/>
      <style:text-properties fo:color="#666666" fo:font-size="14pt" style:font-size-asian="14pt" style:font-size-complex="14pt"/>
    </style:style>
    <style:style style:name="P20" style:family="paragraph">
      <loext:graphic-properties draw:fill="solid" draw:fill-color="#ffffff" draw:opacity="75%"/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text-properties fo:color="#666666"/>
    </style:style>
    <style:style style:name="P23" style:family="paragraph">
      <style:paragraph-properties fo:text-align="center"/>
      <style:text-properties fo:font-size="18pt"/>
    </style:style>
    <style:style style:name="P24" style:family="paragraph">
      <loext:graphic-properties draw:fill-color="#c7d4d9"/>
      <style:paragraph-properties fo:text-align="center"/>
      <style:text-properties fo:font-size="18pt"/>
    </style:style>
    <style:style style:name="P25" style:family="paragraph">
      <style:text-properties fo:font-size="14pt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color="#009acd"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color="#009acd" style:text-outline="false"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666666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24.6cm" svg:height="5.2cm" svg:x="22cm" svg:y="10.6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4cm" svg:height="0.806cm" svg:x="22.2cm" svg:y="10.594cm">
          <draw:text-box>
            <text:p><text:span text:style-name="T1">View</text:span></text:p>
          </draw:text-box>
        </draw:frame>
        <draw:custom-shape draw:style-name="gr3" draw:text-style-name="P4" draw:layer="layout" svg:width="24.6cm" svg:height="5.6cm" svg:x="2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6cm" svg:height="0.806cm" svg:x="22cm" svg:y="5.2cm">
          <draw:text-box>
            <text:p><text:span text:style-name="T1">Model</text:span></text:p>
          </draw:text-box>
        </draw:frame>
        <draw:custom-shape draw:style-name="gr4" draw:text-style-name="P5" draw:layer="layout" svg:width="16.6cm" svg:height="10.8cm" svg:x="5.4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6cm" svg:height="0.806cm" svg:x="5.4cm" svg:y="5cm">
          <draw:text-box>
            <text:p><text:span text:style-name="T2">Controller</text:span></text:p>
          </draw:text-box>
        </draw:frame>
        <draw:g>
          <draw:custom-shape draw:style-name="gr5" draw:text-style-name="P8" draw:layer="layout" svg:width="9cm" svg:height="4cm" svg:x="11cm" svg:y="8.6cm">
            <text:p text:style-name="P7"><text:span text:style-name="T3">Servl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2.5cm" svg:height="2.631cm" svg:x="11.1cm" svg:y="9.285cm">
            <draw:image xlink:href="Pictures/1000332C00000B0F00000B0FC90AF5591320D5AD.svg" xlink:type="simple" xlink:show="embed" xlink:actuate="onLoad">
              <text:p/>
            </draw:image>
            <draw:image xlink:href="Pictures/100002010000006B0000006B47F148BF79CE8528.png" xlink:type="simple" xlink:show="embed" xlink:actuate="onLoad"/>
          </draw:frame>
          <draw:frame draw:style-name="gr7" draw:text-style-name="P10" draw:layer="layout" svg:width="5.921cm" svg:height="0.89cm" svg:x="13.6cm" svg:y="10.161cm">
            <draw:text-box>
              <text:p text:style-name="P9"><text:span text:style-name="T4">StartPageServlet</text:span></text:p>
            </draw:text-box>
          </draw:frame>
        </draw:g>
        <draw:g>
          <draw:custom-shape draw:style-name="gr8" draw:text-style-name="P11" draw:layer="layout" svg:width="9cm" svg:height="4cm" svg:x="37cm" svg:y="6cm">
            <text:p text:style-name="P7"><text:span text:style-name="T3">Persistence Entities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841cm" svg:height="1.962cm" svg:x="37.43cm" svg:y="7.019cm">
            <draw:image xlink:href="Pictures/10000201000000EF000000F257226933534E000E.png" xlink:type="simple" xlink:show="embed" xlink:actuate="onLoad">
              <text:p/>
            </draw:image>
          </draw:frame>
          <draw:frame draw:style-name="gr7" draw:text-style-name="P12" draw:layer="layout" svg:width="4.905cm" svg:height="0.89cm" svg:x="39.6cm" svg:y="7.561cm">
            <draw:text-box>
              <text:p text:style-name="P9"><text:span text:style-name="T4">OverviewEntry</text:span></text:p>
            </draw:text-box>
          </draw:frame>
        </draw:g>
        <draw:g>
          <draw:custom-shape draw:style-name="gr9" draw:text-style-name="P13" draw:layer="layout" svg:width="9cm" svg:height="4cm" svg:x="24cm" svg:y="6cm">
            <text:p text:style-name="P7"><text:span text:style-name="T3">Enterprise Java Beans</text:span></text:p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6.259cm" svg:height="0.89cm" svg:x="26.6cm" svg:y="7.561cm">
            <draw:text-box>
              <text:p text:style-name="P14">GetMeSomeDataBean</text:p>
            </draw:text-box>
          </draw:frame>
          <draw:frame draw:style-name="gr11" draw:text-style-name="P1" draw:layer="layout" svg:width="1.805cm" svg:height="2.1cm" svg:x="24.448cm" svg:y="6.95cm">
            <draw:image xlink:href="Pictures/100002010000012C0000015DF626E870A8F242D3.png" xlink:type="simple" xlink:show="embed" xlink:actuate="onLoad">
              <text:p/>
            </draw:image>
          </draw:frame>
        </draw:g>
        <draw:g>
          <draw:custom-shape draw:style-name="gr12" draw:text-style-name="P16" draw:layer="layout" svg:width="9cm" svg:height="4cm" svg:x="24cm" svg:y="11.2cm">
            <text:p text:style-name="P7"><text:span text:style-name="T3">Java Server Pages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2.4cm" svg:height="2.4cm" svg:x="24.15cm" svg:y="12cm">
            <draw:image xlink:href="Pictures/10001A9900000AF500000AF5328FADDF6F3CF3BE.svg" xlink:type="simple" xlink:show="embed" xlink:actuate="onLoad">
              <text:p/>
            </draw:image>
            <draw:image xlink:href="Pictures/100002010000006A0000006A4ACE274A1111C7FA.png" xlink:type="simple" xlink:show="embed" xlink:actuate="onLoad"/>
          </draw:frame>
          <draw:frame draw:style-name="gr7" draw:text-style-name="P12" draw:layer="layout" svg:width="4.905cm" svg:height="0.89cm" svg:x="26.601cm" svg:y="12.761cm">
            <draw:text-box>
              <text:p text:style-name="P9"><text:span text:style-name="T4">startpage.jsp</text:span></text:p>
            </draw:text-box>
          </draw:frame>
        </draw:g>
        <draw:line draw:style-name="gr13" draw:text-style-name="P17" draw:layer="layout" svg:x1="6cm" svg:y1="10.6cm" svg:x2="11cm" svg:y2="10.6cm">
          <text:p/>
        </draw:line>
        <draw:frame draw:style-name="gr14" draw:text-style-name="P19" draw:layer="layout" svg:width="3.69cm" svg:height="0.806cm" svg:x="5.8cm" svg:y="9.794cm">
          <draw:text-box>
            <text:p text:style-name="P18"><text:span text:style-name="T5">HTTP-Anfrage</text:span></text:p>
          </draw:text-box>
        </draw:frame>
        <draw:custom-shape draw:style-name="gr15" draw:text-style-name="P20" draw:layer="layout" svg:width="9cm" svg:height="4cm" svg:x="24cm" svg:y="1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9cm" svg:height="4cm" svg:x="24cm" svg:y="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9cm" svg:height="4cm" svg:x="37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24.6cm" svg:height="5.2cm" svg:x="22cm" svg:y="10.6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4cm" svg:height="0.806cm" svg:x="22.2cm" svg:y="10.594cm">
          <draw:text-box>
            <text:p><text:span text:style-name="T1">View</text:span></text:p>
          </draw:text-box>
        </draw:frame>
        <draw:custom-shape draw:style-name="gr3" draw:text-style-name="P4" draw:layer="layout" svg:width="24.6cm" svg:height="5.6cm" svg:x="2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6cm" svg:height="0.806cm" svg:x="22cm" svg:y="5.2cm">
          <draw:text-box>
            <text:p><text:span text:style-name="T1">Model</text:span></text:p>
          </draw:text-box>
        </draw:frame>
        <draw:custom-shape draw:style-name="gr4" draw:text-style-name="P5" draw:layer="layout" svg:width="16.6cm" svg:height="10.8cm" svg:x="5.4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6cm" svg:height="0.806cm" svg:x="5.4cm" svg:y="5cm">
          <draw:text-box>
            <text:p><text:span text:style-name="T2">Controller</text:span></text:p>
          </draw:text-box>
        </draw:frame>
        <draw:g>
          <draw:custom-shape draw:style-name="gr5" draw:text-style-name="P8" draw:layer="layout" svg:width="9cm" svg:height="4cm" svg:x="11cm" svg:y="8.6cm">
            <text:p text:style-name="P7"><text:span text:style-name="T3">Servl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2.5cm" svg:height="2.631cm" svg:x="11.1cm" svg:y="9.285cm">
            <draw:image xlink:href="Pictures/1000332C00000B0F00000B0FC90AF5591320D5AD.svg" xlink:type="simple" xlink:show="embed" xlink:actuate="onLoad">
              <text:p/>
            </draw:image>
            <draw:image xlink:href="Pictures/100002010000006B0000006B47F148BF79CE8528.png" xlink:type="simple" xlink:show="embed" xlink:actuate="onLoad"/>
          </draw:frame>
          <draw:frame draw:style-name="gr7" draw:text-style-name="P10" draw:layer="layout" svg:width="5.921cm" svg:height="0.89cm" svg:x="13.6cm" svg:y="10.161cm">
            <draw:text-box>
              <text:p text:style-name="P9"><text:span text:style-name="T4">StartPageServlet</text:span></text:p>
            </draw:text-box>
          </draw:frame>
        </draw:g>
        <draw:g>
          <draw:custom-shape draw:style-name="gr8" draw:text-style-name="P11" draw:layer="layout" svg:width="9cm" svg:height="4cm" svg:x="37cm" svg:y="6cm">
            <text:p text:style-name="P7"><text:span text:style-name="T3">Persistence Entities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841cm" svg:height="1.962cm" svg:x="37.43cm" svg:y="7.019cm">
            <draw:image xlink:href="Pictures/10000201000000EF000000F257226933534E000E.png" xlink:type="simple" xlink:show="embed" xlink:actuate="onLoad">
              <text:p/>
            </draw:image>
          </draw:frame>
          <draw:frame draw:style-name="gr7" draw:text-style-name="P12" draw:layer="layout" svg:width="4.905cm" svg:height="0.89cm" svg:x="39.6cm" svg:y="7.561cm">
            <draw:text-box>
              <text:p text:style-name="P9"><text:span text:style-name="T4">OverviewEntry</text:span></text:p>
            </draw:text-box>
          </draw:frame>
        </draw:g>
        <draw:g>
          <draw:custom-shape draw:style-name="gr9" draw:text-style-name="P13" draw:layer="layout" svg:width="9cm" svg:height="4cm" svg:x="24cm" svg:y="6cm">
            <text:p text:style-name="P7"><text:span text:style-name="T3">Enterprise Java Beans</text:span></text:p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6.259cm" svg:height="0.89cm" svg:x="26.6cm" svg:y="7.561cm">
            <draw:text-box>
              <text:p text:style-name="P14">GetMeSomeDataBean</text:p>
            </draw:text-box>
          </draw:frame>
          <draw:frame draw:style-name="gr11" draw:text-style-name="P1" draw:layer="layout" svg:width="1.805cm" svg:height="2.1cm" svg:x="24.448cm" svg:y="6.95cm">
            <draw:image xlink:href="Pictures/100002010000012C0000015DF626E870A8F242D3.png" xlink:type="simple" xlink:show="embed" xlink:actuate="onLoad">
              <text:p/>
            </draw:image>
          </draw:frame>
        </draw:g>
        <draw:g>
          <draw:custom-shape draw:style-name="gr12" draw:text-style-name="P16" draw:layer="layout" svg:width="9cm" svg:height="4cm" svg:x="24cm" svg:y="11.2cm">
            <text:p text:style-name="P7"><text:span text:style-name="T3">Java Server Pages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2.4cm" svg:height="2.4cm" svg:x="24.15cm" svg:y="12cm">
            <draw:image xlink:href="Pictures/10001A9900000AF500000AF5328FADDF6F3CF3BE.svg" xlink:type="simple" xlink:show="embed" xlink:actuate="onLoad">
              <text:p/>
            </draw:image>
            <draw:image xlink:href="Pictures/100002010000006A0000006A185418F7BC6CC32E.png" xlink:type="simple" xlink:show="embed" xlink:actuate="onLoad"/>
          </draw:frame>
          <draw:frame draw:style-name="gr7" draw:text-style-name="P12" draw:layer="layout" svg:width="4.905cm" svg:height="0.89cm" svg:x="26.601cm" svg:y="12.761cm">
            <draw:text-box>
              <text:p text:style-name="P9"><text:span text:style-name="T4">startpage.jsp</text:span></text:p>
            </draw:text-box>
          </draw:frame>
        </draw:g>
        <draw:line draw:style-name="gr13" draw:text-style-name="P17" draw:layer="layout" svg:x1="6cm" svg:y1="10.6cm" svg:x2="11cm" svg:y2="10.6cm">
          <text:p/>
        </draw:line>
        <draw:frame draw:style-name="gr14" draw:text-style-name="P19" draw:layer="layout" svg:width="3.69cm" svg:height="0.806cm" svg:x="5.8cm" svg:y="9.794cm">
          <draw:text-box>
            <text:p text:style-name="P18"><text:span text:style-name="T5">HTTP-Anfrage</text:span></text:p>
          </draw:text-box>
        </draw:frame>
        <draw:polyline draw:style-name="gr13" draw:text-style-name="P17" draw:layer="layout" svg:width="4.769cm" svg:height="2.21cm" draw:transform="rotate (0.554316570433399) translate (19.3904975277477cm 9.61543904611471cm)" svg:viewBox="0 0 4770 2211" draw:points="0,1158 1701,2211 3069,0 4770,1053">
          <text:p/>
        </draw:polyline>
        <draw:custom-shape draw:style-name="gr15" draw:text-style-name="P20" draw:layer="layout" svg:width="9cm" svg:height="4cm" svg:x="24cm" svg:y="1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9cm" svg:height="4cm" svg:x="37cm" svg:y="6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3.733cm" svg:height="0.806cm" draw:transform="rotate (1.5707963267949) translate (21.231cm 10.6cm)">
          <draw:text-box>
            <text:p text:style-name="P22"><text:span text:style-name="T5">Methodenaufruf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2" draw:layer="layout" svg:width="24.6cm" svg:height="5.2cm" svg:x="22cm" svg:y="10.6cm">
          <text:p text:style-name="P1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4cm" svg:height="0.806cm" svg:x="22.2cm" svg:y="10.594cm">
          <draw:text-box>
            <text:p><text:span text:style-name="T1">View</text:span></text:p>
          </draw:text-box>
        </draw:frame>
        <draw:custom-shape draw:style-name="gr3" draw:text-style-name="P4" draw:layer="layout" svg:width="24.6cm" svg:height="5.6cm" svg:x="2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6cm" svg:height="0.806cm" svg:x="22cm" svg:y="5.2cm">
          <draw:text-box>
            <text:p><text:span text:style-name="T1">Model</text:span></text:p>
          </draw:text-box>
        </draw:frame>
        <draw:custom-shape draw:style-name="gr4" draw:text-style-name="P5" draw:layer="layout" svg:width="16.6cm" svg:height="10.8cm" svg:x="5.4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6cm" svg:height="0.806cm" svg:x="5.4cm" svg:y="5cm">
          <draw:text-box>
            <text:p><text:span text:style-name="T2">Controller</text:span></text:p>
          </draw:text-box>
        </draw:frame>
        <draw:g>
          <draw:custom-shape draw:style-name="gr5" draw:text-style-name="P8" draw:layer="layout" svg:width="9cm" svg:height="4cm" svg:x="11cm" svg:y="8.6cm">
            <text:p text:style-name="P7"><text:span text:style-name="T3">Servl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2.5cm" svg:height="2.631cm" svg:x="11.1cm" svg:y="9.285cm">
            <draw:image xlink:href="Pictures/1000332C00000B0F00000B0FC90AF5591320D5AD.svg" xlink:type="simple" xlink:show="embed" xlink:actuate="onLoad">
              <text:p/>
            </draw:image>
            <draw:image xlink:href="Pictures/100002010000006B0000006B47F148BF79CE8528.png" xlink:type="simple" xlink:show="embed" xlink:actuate="onLoad"/>
          </draw:frame>
          <draw:frame draw:style-name="gr7" draw:text-style-name="P10" draw:layer="layout" svg:width="5.921cm" svg:height="0.89cm" svg:x="13.6cm" svg:y="10.161cm">
            <draw:text-box>
              <text:p text:style-name="P9"><text:span text:style-name="T4">StartPageServlet</text:span></text:p>
            </draw:text-box>
          </draw:frame>
        </draw:g>
        <draw:g>
          <draw:custom-shape draw:style-name="gr8" draw:text-style-name="P11" draw:layer="layout" svg:width="9cm" svg:height="4cm" svg:x="37cm" svg:y="6cm">
            <text:p text:style-name="P7"><text:span text:style-name="T3">Persistence Entities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841cm" svg:height="1.962cm" svg:x="37.43cm" svg:y="7.019cm">
            <draw:image xlink:href="Pictures/10000201000000EF000000F257226933534E000E.png" xlink:type="simple" xlink:show="embed" xlink:actuate="onLoad">
              <text:p/>
            </draw:image>
          </draw:frame>
          <draw:frame draw:style-name="gr7" draw:text-style-name="P12" draw:layer="layout" svg:width="4.905cm" svg:height="0.89cm" svg:x="39.6cm" svg:y="7.561cm">
            <draw:text-box>
              <text:p text:style-name="P9"><text:span text:style-name="T4">OverviewEntry</text:span></text:p>
            </draw:text-box>
          </draw:frame>
        </draw:g>
        <draw:g>
          <draw:custom-shape draw:style-name="gr9" draw:text-style-name="P13" draw:layer="layout" svg:width="9cm" svg:height="4cm" svg:x="24cm" svg:y="6cm">
            <text:p text:style-name="P7"><text:span text:style-name="T3">Enterprise Java Beans</text:span></text:p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6.259cm" svg:height="0.89cm" svg:x="26.6cm" svg:y="7.561cm">
            <draw:text-box>
              <text:p text:style-name="P14">GetMeSomeDataBean</text:p>
            </draw:text-box>
          </draw:frame>
          <draw:frame draw:style-name="gr11" draw:text-style-name="P1" draw:layer="layout" svg:width="1.805cm" svg:height="2.1cm" svg:x="24.448cm" svg:y="6.95cm">
            <draw:image xlink:href="Pictures/100002010000012C0000015DF626E870A8F242D3.png" xlink:type="simple" xlink:show="embed" xlink:actuate="onLoad">
              <text:p/>
            </draw:image>
          </draw:frame>
        </draw:g>
        <draw:g>
          <draw:custom-shape draw:style-name="gr12" draw:text-style-name="P16" draw:layer="layout" svg:width="9cm" svg:height="4cm" svg:x="24cm" svg:y="11.2cm">
            <text:p text:style-name="P7"><text:span text:style-name="T3">Java Server Pages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2.4cm" svg:height="2.4cm" svg:x="24.15cm" svg:y="12cm">
            <draw:image xlink:href="Pictures/10001A9900000AF500000AF5328FADDF6F3CF3BE.svg" xlink:type="simple" xlink:show="embed" xlink:actuate="onLoad">
              <text:p/>
            </draw:image>
            <draw:image xlink:href="Pictures/100002010000006A0000006A5177A32D5ADCCED2.png" xlink:type="simple" xlink:show="embed" xlink:actuate="onLoad"/>
          </draw:frame>
          <draw:frame draw:style-name="gr7" draw:text-style-name="P12" draw:layer="layout" svg:width="4.905cm" svg:height="0.89cm" svg:x="26.601cm" svg:y="12.761cm">
            <draw:text-box>
              <text:p text:style-name="P9"><text:span text:style-name="T4">startpage.jsp</text:span></text:p>
            </draw:text-box>
          </draw:frame>
        </draw:g>
        <draw:line draw:style-name="gr13" draw:text-style-name="P17" draw:layer="layout" svg:x1="6cm" svg:y1="10.6cm" svg:x2="11cm" svg:y2="10.6cm">
          <text:p/>
        </draw:line>
        <draw:frame draw:style-name="gr14" draw:text-style-name="P19" draw:layer="layout" svg:width="3.69cm" svg:height="0.806cm" svg:x="5.8cm" svg:y="9.794cm">
          <draw:text-box>
            <text:p text:style-name="P18"><text:span text:style-name="T5">HTTP-Anfrage</text:span></text:p>
          </draw:text-box>
        </draw:frame>
        <draw:polyline draw:style-name="gr13" draw:text-style-name="P17" draw:layer="layout" svg:width="4.769cm" svg:height="2.21cm" draw:transform="rotate (0.554316570433399) translate (19.3904975277477cm 9.61543904611471cm)" svg:viewBox="0 0 4770 2211" draw:points="0,1158 1701,2211 3069,0 4770,1053">
          <text:p/>
        </draw:polyline>
        <draw:custom-shape draw:style-name="gr15" draw:text-style-name="P20" draw:layer="layout" svg:width="9cm" svg:height="4cm" svg:x="24cm" svg:y="11.2cm">
          <text:p/>
          <draw:enhanced-geometry svg:viewBox="0 0 21600 21600" draw:type="rectangle" draw:enhanced-path="M 0 0 L 21600 0 21600 21600 0 21600 0 0 Z N"/>
        </draw:custom-shape>
        <draw:line draw:style-name="gr13" draw:text-style-name="P17" draw:layer="layout" svg:x1="33cm" svg:y1="8cm" svg:x2="37cm" svg:y2="8cm">
          <text:p/>
        </draw:line>
        <draw:frame draw:style-name="gr17" draw:text-style-name="P19" draw:layer="layout" svg:width="3.733cm" svg:height="0.806cm" svg:x="33cm" svg:y="7.2cm">
          <draw:text-box>
            <text:p><text:span text:style-name="T5">Methodenaufruf</text:span></text:p>
          </draw:text-box>
        </draw:frame>
        <draw:frame draw:style-name="gr17" draw:text-style-name="P19" draw:layer="layout" svg:width="3.733cm" svg:height="0.806cm" draw:transform="rotate (1.5707963267949) translate (21.231cm 10.601cm)">
          <draw:text-box>
            <text:p text:style-name="P22"><text:span text:style-name="T5">Methodenaufruf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4" draw:layer="layout" svg:width="24.6cm" svg:height="5.2cm" svg:x="22cm" svg:y="10.6cm">
          <text:p text:style-name="P23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4cm" svg:height="0.806cm" svg:x="22.2cm" svg:y="10.594cm">
          <draw:text-box>
            <text:p text:style-name="P25"><text:span text:style-name="T1">View</text:span></text:p>
          </draw:text-box>
        </draw:frame>
        <draw:custom-shape draw:style-name="gr3" draw:text-style-name="P4" draw:layer="layout" svg:width="24.6cm" svg:height="5.6cm" svg:x="2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6cm" svg:height="0.806cm" svg:x="22cm" svg:y="5.2cm">
          <draw:text-box>
            <text:p text:style-name="P25"><text:span text:style-name="T1">Model</text:span></text:p>
          </draw:text-box>
        </draw:frame>
        <draw:custom-shape draw:style-name="gr4" draw:text-style-name="P5" draw:layer="layout" svg:width="16.6cm" svg:height="10.8cm" svg:x="5.4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6cm" svg:height="0.806cm" svg:x="5.4cm" svg:y="5cm">
          <draw:text-box>
            <text:p text:style-name="P25"><text:span text:style-name="T2">Controller</text:span></text:p>
          </draw:text-box>
        </draw:frame>
        <draw:g>
          <draw:custom-shape draw:style-name="gr5" draw:text-style-name="P8" draw:layer="layout" svg:width="9cm" svg:height="4cm" svg:x="11cm" svg:y="8.6cm">
            <text:p text:style-name="P7"><text:span text:style-name="T3">Servl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2.5cm" svg:height="2.631cm" svg:x="11.1cm" svg:y="9.285cm">
            <draw:image xlink:href="Pictures/1000332C00000B0F00000B0FC90AF5591320D5AD.svg" xlink:type="simple" xlink:show="embed" xlink:actuate="onLoad">
              <text:p/>
            </draw:image>
            <draw:image xlink:href="Pictures/100002010000006B0000006B47F148BF79CE8528.png" xlink:type="simple" xlink:show="embed" xlink:actuate="onLoad"/>
          </draw:frame>
          <draw:frame draw:style-name="gr7" draw:text-style-name="P10" draw:layer="layout" svg:width="5.921cm" svg:height="0.89cm" svg:x="13.6cm" svg:y="10.161cm">
            <draw:text-box>
              <text:p text:style-name="P9"><text:span text:style-name="T4">StartPageServlet</text:span></text:p>
            </draw:text-box>
          </draw:frame>
        </draw:g>
        <draw:g>
          <draw:custom-shape draw:style-name="gr8" draw:text-style-name="P11" draw:layer="layout" svg:width="9cm" svg:height="4cm" svg:x="37cm" svg:y="6cm">
            <text:p text:style-name="P7"><text:span text:style-name="T3">Persistence Entities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841cm" svg:height="1.962cm" svg:x="37.43cm" svg:y="7.019cm">
            <draw:image xlink:href="Pictures/10000201000000EF000000F257226933534E000E.png" xlink:type="simple" xlink:show="embed" xlink:actuate="onLoad">
              <text:p/>
            </draw:image>
          </draw:frame>
          <draw:frame draw:style-name="gr7" draw:text-style-name="P12" draw:layer="layout" svg:width="4.905cm" svg:height="0.89cm" svg:x="39.6cm" svg:y="7.561cm">
            <draw:text-box>
              <text:p text:style-name="P9"><text:span text:style-name="T4">OverviewEntry</text:span></text:p>
            </draw:text-box>
          </draw:frame>
        </draw:g>
        <draw:g>
          <draw:custom-shape draw:style-name="gr9" draw:text-style-name="P13" draw:layer="layout" svg:width="9cm" svg:height="4cm" svg:x="24cm" svg:y="6cm">
            <text:p text:style-name="P7"><text:span text:style-name="T3">Enterprise Java Beans</text:span></text:p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6.259cm" svg:height="0.89cm" svg:x="26.6cm" svg:y="7.561cm">
            <draw:text-box>
              <text:p text:style-name="P14">GetMeSomeDataBean</text:p>
            </draw:text-box>
          </draw:frame>
          <draw:frame draw:style-name="gr11" draw:text-style-name="P1" draw:layer="layout" svg:width="1.805cm" svg:height="2.1cm" svg:x="24.448cm" svg:y="6.95cm">
            <draw:image xlink:href="Pictures/100002010000012C0000015DF626E870A8F242D3.png" xlink:type="simple" xlink:show="embed" xlink:actuate="onLoad">
              <text:p/>
            </draw:image>
          </draw:frame>
        </draw:g>
        <draw:g>
          <draw:custom-shape draw:style-name="gr12" draw:text-style-name="P16" draw:layer="layout" svg:width="9cm" svg:height="4cm" svg:x="24cm" svg:y="11.2cm">
            <text:p text:style-name="P7"><text:span text:style-name="T3">Java Server Pages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2.4cm" svg:height="2.4cm" svg:x="24.15cm" svg:y="12cm">
            <draw:image xlink:href="Pictures/10001A9900000AF500000AF5328FADDF6F3CF3BE.svg" xlink:type="simple" xlink:show="embed" xlink:actuate="onLoad">
              <text:p/>
            </draw:image>
            <draw:image xlink:href="Pictures/100002010000006A0000006A96FCD528AC8DD23D.png" xlink:type="simple" xlink:show="embed" xlink:actuate="onLoad"/>
          </draw:frame>
          <draw:frame draw:style-name="gr7" draw:text-style-name="P12" draw:layer="layout" svg:width="4.905cm" svg:height="0.89cm" svg:x="26.601cm" svg:y="12.761cm">
            <draw:text-box>
              <text:p text:style-name="P9"><text:span text:style-name="T4">startpage.jsp</text:span></text:p>
            </draw:text-box>
          </draw:frame>
        </draw:g>
        <draw:line draw:style-name="gr13" draw:text-style-name="P17" draw:layer="layout" svg:x1="6cm" svg:y1="10.6cm" svg:x2="11cm" svg:y2="10.6cm">
          <text:p/>
        </draw:line>
        <draw:frame draw:style-name="gr14" draw:text-style-name="P19" draw:layer="layout" svg:width="3.69cm" svg:height="0.806cm" svg:x="5.8cm" svg:y="9.794cm">
          <draw:text-box>
            <text:p text:style-name="P18"><text:span text:style-name="T5">HTTP-Anfrage</text:span></text:p>
          </draw:text-box>
        </draw:frame>
        <draw:custom-shape draw:style-name="gr15" draw:text-style-name="P20" draw:layer="layout" svg:width="9cm" svg:height="4cm" svg:x="24cm" svg:y="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9cm" svg:height="4cm" svg:x="37cm" svg:y="6cm">
          <text:p/>
          <draw:enhanced-geometry svg:viewBox="0 0 21600 21600" draw:type="rectangle" draw:enhanced-path="M 0 0 L 21600 0 21600 21600 0 21600 0 0 Z N"/>
        </draw:custom-shape>
        <draw:polyline draw:style-name="gr13" draw:text-style-name="P17" draw:layer="layout" svg:width="4.882cm" svg:height="2.293cm" draw:transform="rotate (-0.610690705272816) translate (20.6576518629143cm 9.6604268240132cm)" svg:viewBox="0 0 4883 2294" draw:points="0,1147 1639,0 3244,2294 4883,1147">
          <text:p/>
        </draw:polyline>
        <draw:frame draw:style-name="gr17" draw:text-style-name="P19" draw:layer="layout" svg:width="3.145cm" svg:height="1.361cm" draw:transform="rotate (1.5707963267949) translate (20.692cm 13.836cm)">
          <draw:text-box>
            <text:p text:style-name="P22"><text:span text:style-name="T5">Interne</text:span></text:p>
            <text:p text:style-name="P22"><text:span text:style-name="T5">Weiterleitung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" draw:text-style-name="P24" draw:layer="layout" svg:width="24.6cm" svg:height="5.2cm" svg:x="22cm" svg:y="10.6cm">
          <text:p text:style-name="P23"><text:s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4cm" svg:height="0.806cm" svg:x="22.2cm" svg:y="10.594cm">
          <draw:text-box>
            <text:p text:style-name="P25"><text:span text:style-name="T1">View</text:span></text:p>
          </draw:text-box>
        </draw:frame>
        <draw:custom-shape draw:style-name="gr3" draw:text-style-name="P4" draw:layer="layout" svg:width="24.6cm" svg:height="5.6cm" svg:x="22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4.6cm" svg:height="0.806cm" svg:x="22cm" svg:y="5.2cm">
          <draw:text-box>
            <text:p text:style-name="P25"><text:span text:style-name="T1">Model</text:span></text:p>
          </draw:text-box>
        </draw:frame>
        <draw:custom-shape draw:style-name="gr4" draw:text-style-name="P5" draw:layer="layout" svg:width="16.6cm" svg:height="10.8cm" svg:x="5.4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6.6cm" svg:height="0.806cm" svg:x="5.4cm" svg:y="5cm">
          <draw:text-box>
            <text:p text:style-name="P25"><text:span text:style-name="T2">Controller</text:span></text:p>
          </draw:text-box>
        </draw:frame>
        <draw:g>
          <draw:custom-shape draw:style-name="gr5" draw:text-style-name="P8" draw:layer="layout" svg:width="9cm" svg:height="4cm" svg:x="11cm" svg:y="8.6cm">
            <text:p text:style-name="P7"><text:span text:style-name="T3">Servl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1" draw:layer="layout" svg:width="2.5cm" svg:height="2.631cm" svg:x="11.1cm" svg:y="9.285cm">
            <draw:image xlink:href="Pictures/1000332C00000B0F00000B0FC90AF5591320D5AD.svg" xlink:type="simple" xlink:show="embed" xlink:actuate="onLoad">
              <text:p/>
            </draw:image>
            <draw:image xlink:href="Pictures/100002010000006B0000006B47F148BF79CE8528.png" xlink:type="simple" xlink:show="embed" xlink:actuate="onLoad"/>
          </draw:frame>
          <draw:frame draw:style-name="gr7" draw:text-style-name="P10" draw:layer="layout" svg:width="5.921cm" svg:height="0.89cm" svg:x="13.6cm" svg:y="10.161cm">
            <draw:text-box>
              <text:p text:style-name="P9"><text:span text:style-name="T4">StartPageServlet</text:span></text:p>
            </draw:text-box>
          </draw:frame>
        </draw:g>
        <draw:g>
          <draw:custom-shape draw:style-name="gr8" draw:text-style-name="P11" draw:layer="layout" svg:width="9cm" svg:height="4cm" svg:x="37cm" svg:y="6cm">
            <text:p text:style-name="P7"><text:span text:style-name="T3">Persistence Entities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841cm" svg:height="1.962cm" svg:x="37.43cm" svg:y="7.019cm">
            <draw:image xlink:href="Pictures/10000201000000EF000000F257226933534E000E.png" xlink:type="simple" xlink:show="embed" xlink:actuate="onLoad">
              <text:p/>
            </draw:image>
          </draw:frame>
          <draw:frame draw:style-name="gr7" draw:text-style-name="P12" draw:layer="layout" svg:width="4.905cm" svg:height="0.89cm" svg:x="39.6cm" svg:y="7.561cm">
            <draw:text-box>
              <text:p text:style-name="P9"><text:span text:style-name="T4">OverviewEntry</text:span></text:p>
            </draw:text-box>
          </draw:frame>
        </draw:g>
        <draw:g>
          <draw:custom-shape draw:style-name="gr9" draw:text-style-name="P13" draw:layer="layout" svg:width="9cm" svg:height="4cm" svg:x="24cm" svg:y="6cm">
            <text:p text:style-name="P7"><text:span text:style-name="T3">Enterprise Java Beans</text:span></text:p>
            <draw:enhanced-geometry svg:viewBox="0 0 21600 21600" draw:type="rectangle" draw:enhanced-path="M 0 0 L 21600 0 21600 21600 0 21600 0 0 Z N"/>
          </draw:custom-shape>
          <draw:frame draw:style-name="gr10" draw:text-style-name="P15" draw:layer="layout" svg:width="6.259cm" svg:height="0.89cm" svg:x="26.6cm" svg:y="7.561cm">
            <draw:text-box>
              <text:p text:style-name="P14">GetMeSomeDataBean</text:p>
            </draw:text-box>
          </draw:frame>
          <draw:frame draw:style-name="gr11" draw:text-style-name="P1" draw:layer="layout" svg:width="1.805cm" svg:height="2.1cm" svg:x="24.448cm" svg:y="6.95cm">
            <draw:image xlink:href="Pictures/100002010000012C0000015DF626E870A8F242D3.png" xlink:type="simple" xlink:show="embed" xlink:actuate="onLoad">
              <text:p/>
            </draw:image>
          </draw:frame>
        </draw:g>
        <draw:g>
          <draw:custom-shape draw:style-name="gr12" draw:text-style-name="P16" draw:layer="layout" svg:width="9cm" svg:height="4cm" svg:x="24cm" svg:y="11.2cm">
            <text:p text:style-name="P7"><text:span text:style-name="T3">Java Server Pages</text:span></text:p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2.4cm" svg:height="2.4cm" svg:x="24.15cm" svg:y="12cm">
            <draw:image xlink:href="Pictures/10001A9900000AF500000AF5328FADDF6F3CF3BE.svg" xlink:type="simple" xlink:show="embed" xlink:actuate="onLoad">
              <text:p/>
            </draw:image>
            <draw:image xlink:href="Pictures/100002010000006A0000006A738E3376E4C81F88.png" xlink:type="simple" xlink:show="embed" xlink:actuate="onLoad"/>
          </draw:frame>
          <draw:frame draw:style-name="gr7" draw:text-style-name="P12" draw:layer="layout" svg:width="4.905cm" svg:height="0.89cm" svg:x="26.601cm" svg:y="12.761cm">
            <draw:text-box>
              <text:p text:style-name="P9"><text:span text:style-name="T4">startpage.jsp</text:span></text:p>
            </draw:text-box>
          </draw:frame>
        </draw:g>
        <draw:line draw:style-name="gr13" draw:text-style-name="P17" draw:layer="layout" svg:x1="6cm" svg:y1="10.6cm" svg:x2="11cm" svg:y2="10.6cm">
          <text:p/>
        </draw:line>
        <draw:frame draw:style-name="gr14" draw:text-style-name="P19" draw:layer="layout" svg:width="3.69cm" svg:height="0.806cm" svg:x="5.8cm" svg:y="9.794cm">
          <draw:text-box>
            <text:p text:style-name="P18"><text:span text:style-name="T5">HTTP-Anfrage</text:span></text:p>
          </draw:text-box>
        </draw:frame>
        <draw:custom-shape draw:style-name="gr15" draw:text-style-name="P20" draw:layer="layout" svg:width="9cm" svg:height="4cm" svg:x="24cm" svg:y="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9cm" svg:height="4cm" svg:x="37cm" svg:y="6cm">
          <text:p/>
          <draw:enhanced-geometry svg:viewBox="0 0 21600 21600" draw:type="rectangle" draw:enhanced-path="M 0 0 L 21600 0 21600 21600 0 21600 0 0 Z N"/>
        </draw:custom-shape>
        <draw:polyline draw:style-name="gr13" draw:text-style-name="P17" draw:layer="layout" svg:width="4.882cm" svg:height="2.293cm" draw:transform="rotate (-0.610690705272816) translate (20.6576518629143cm 9.6604268240132cm)" svg:viewBox="0 0 4883 2294" draw:points="0,1147 1639,0 3244,2294 4883,1147">
          <text:p/>
        </draw:polyline>
        <draw:frame draw:style-name="gr17" draw:text-style-name="P19" draw:layer="layout" svg:width="3.145cm" svg:height="1.361cm" draw:transform="rotate (1.5707963267949) translate (20.692cm 13.836cm)">
          <draw:text-box>
            <text:p text:style-name="P22"><text:span text:style-name="T5">Interne</text:span></text:p>
            <text:p text:style-name="P22"><text:span text:style-name="T5">Weiterleitung</text:span></text:p>
          </draw:text-box>
        </draw:frame>
        <draw:frame draw:style-name="gr18" draw:text-style-name="P1" draw:layer="layout" svg:width="13.254cm" svg:height="4.467cm" svg:x="33.146cm" svg:y="11.333cm">
          <draw:image xlink:href="Pictures/10000201000002A6000002DECA2AB5BE937B269D.png" xlink:type="simple" xlink:show="embed" xlink:actuate="onLoad">
            <text:p/>
          </draw:image>
        </draw:fram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0999984741211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6cm" fo:margin-bottom="0cm" fo:text-indent="0cm"/>
      <style:text-properties fo:font-size="3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7cm" fo:margin-bottom="0cm" fo:text-indent="0cm"/>
      <style:text-properties fo:font-size="28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8cm" fo:margin-bottom="0cm" fo:text-indent="0cm"/>
      <style:text-properties fo:font-size="23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9cm" fo:margin-bottom="0cm" fo:text-indent="0cm"/>
      <style:text-properties fo:font-size="23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cm" fo:page-height="2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44.999cm" svg:height="4.174cm" svg:x="2.5cm" svg:y="0.996cm" presentation:class="title" presentation:placeholder="true">
        <draw:text-box/>
      </draw:frame>
      <draw:frame presentation:style-name="Default-outline1" draw:layer="backgroundobjects" svg:width="44.999cm" svg:height="14.499cm" svg:x="2.5cm" svg:y="5.85cm" presentation:class="outline" presentation:placeholder="true">
        <draw:text-box/>
      </draw:frame>
      <draw:frame presentation:style-name="Mpr1" draw:text-style-name="MP2" draw:layer="backgroundobjects" svg:width="11.649cm" svg:height="1.724cm" svg:x="2.5cm" svg:y="22.77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5.849cm" svg:height="1.724cm" svg:x="17.1cm" svg:y="22.77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1.649cm" svg:height="1.724cm" svg:x="35.85cm" svg:y="22.77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10T19:11:25.107474291</meta:creation-date>
    <dc:date>2018-02-10T20:12:37.513185629</dc:date>
    <dc:creator>Dennis Schulmeister-Zimolong</dc:creator>
    <meta:editing-duration>PT45M8S</meta:editing-duration>
    <meta:editing-cycles>15</meta:editing-cycles>
    <meta:generator>LibreOffice/5.4.4.2$Linux_X86_64 LibreOffice_project/40m0$Build-2</meta:generator>
    <meta:document-statistic meta:object-count="172"/>
  </office:meta>
</office:document-meta>
</file>